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Bitstream Vera Serif" svg:font-family="'Bitstream Vera Serif'" style:font-adornments="Roman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 style:list-style-name="L2"/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ukia Manual</text:p>
      <text:p text:style-name="Standard"/>
      <text:p text:style-name="Standard"/>
      <text:p text:style-name="Standard"/>
      <text:h text:style-name="P1" text:outline-level="1">Introduction</text:h>
      <text:list text:style-name="L2">
        <text:list-item>
          <text:p text:style-name="P2">break-down of requirements</text:p>
        </text:list-item>
      </text:list>
      <text:p text:style-name="Standard"/>
      <text:h text:style-name="Heading_20_1" text:outline-level="1">Installation</text:h>
      <text:p text:style-name="Text_20_body"/>
      <text:h text:style-name="Heading_20_1" text:outline-level="1">User Guide</text:h>
      <text:p text:style-name="Text_20_body"/>
      <text:h text:style-name="Heading_20_1" text:outline-level="1">Best Practices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" svg:font-family="'DejaVu Sans'" style:font-pitch="variable"/>
    <style:font-face style:name="Bitstream Vera Serif" svg:font-family="'Bitstream Vera Serif'" style:font-adornments="Roman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Bitstream Vera Sans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text-properties style:font-name="Bitstream Vera Sans1" fo:font-size="14pt" fo:font-style="oblique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ndrew Clunis</meta:initial-creator>
    <meta:creation-date>2006-09-18T16:31:21</meta:creation-date>
    <dc:creator>Andrew Clunis</dc:creator>
    <dc:date>2006-09-18T18:23:59</dc:date>
    <dc:language>en-GB</dc:language>
    <meta:editing-cycles>7</meta:editing-cycles>
    <meta:editing-duration>PT1H44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" meta:word-count="12" meta:character-count="86"/>
  </office:meta>
</office:document-meta>
</file>